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15:21:11.4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4:41:58.031000000</meta:creation-date>
    <dc:date>2020-05-15T15:22:48.202000000</dc:date>
    <meta:editing-duration>PT27M29S</meta:editing-duration>
    <meta:editing-cycles>12</meta:editing-cycles>
    <meta:generator>LibreOffice/6.3.5.2$Windows_X86_64 LibreOffice_project/dd0751754f11728f69b42ee2af66670068624673</meta:generator>
    <meta:document-statistic meta:table-count="1" meta:cell-count="10000" meta:object-count="0"/>
  </office:meta>
</office:document-meta>
</file>